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LiquidCrystal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LiquidCrystal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begin</text:span><text:span text:style-name="T15_2"><text:tab/></text:span><text:span text:style-name="T15_3">KEYWORD</text:span><text:span text:style-name="T15_4">2</text:span></text:p>
      <text:p text:style-name="P16"><text:span text:style-name="T16_1">clear</text:span><text:span text:style-name="T16_2"><text:tab/></text:span><text:span text:style-name="T16_3">KEYWORD</text:span><text:span text:style-name="T16_4">2</text:span></text:p>
      <text:p text:style-name="P17"><text:span text:style-name="T17_1">home</text:span><text:span text:style-name="T17_2"><text:tab/></text:span><text:span text:style-name="T17_3">KEYWORD</text:span><text:span text:style-name="T17_4">2</text:span></text:p>
      <text:p text:style-name="P18"><text:span text:style-name="T18_1">print</text:span><text:span text:style-name="T18_2"><text:tab/></text:span><text:span text:style-name="T18_3">KEYWORD</text:span><text:span text:style-name="T18_4">2</text:span></text:p>
      <text:p text:style-name="P19"><text:span text:style-name="T19_1">setCursor</text:span><text:span text:style-name="T19_2"><text:tab/></text:span><text:span text:style-name="T19_3">KEYWORD</text:span><text:span text:style-name="T19_4">2</text:span></text:p>
      <text:p text:style-name="P20"><text:span text:style-name="T20_1">cursor</text:span><text:span text:style-name="T20_2"><text:tab/></text:span><text:span text:style-name="T20_3">KEYWORD</text:span><text:span text:style-name="T20_4">2</text:span></text:p>
      <text:p text:style-name="P21"><text:span text:style-name="T21_1">noCursor</text:span><text:span text:style-name="T21_2"><text:tab/></text:span><text:span text:style-name="T21_3">KEYWORD</text:span><text:span text:style-name="T21_4">2</text:span></text:p>
      <text:p text:style-name="P22"><text:span text:style-name="T22_1">blink</text:span><text:span text:style-name="T22_2"><text:tab/></text:span><text:span text:style-name="T22_3">KEYWORD</text:span><text:span text:style-name="T22_4">2</text:span></text:p>
      <text:p text:style-name="P23"><text:span text:style-name="T23_1">noBlink</text:span><text:span text:style-name="T23_2"><text:tab/></text:span><text:span text:style-name="T23_3">KEYWORD</text:span><text:span text:style-name="T23_4">2</text:span></text:p>
      <text:p text:style-name="P24"><text:span text:style-name="T24_1">display</text:span><text:span text:style-name="T24_2"><text:tab/></text:span><text:span text:style-name="T24_3">KEYWORD</text:span><text:span text:style-name="T24_4">2</text:span></text:p>
      <text:p text:style-name="P25"><text:span text:style-name="T25_1">noDisplay</text:span><text:span text:style-name="T25_2"><text:tab/></text:span><text:span text:style-name="T25_3">KEYWORD</text:span><text:span text:style-name="T25_4">2</text:span></text:p>
      <text:p text:style-name="P26"><text:span text:style-name="T26_1">autoscroll</text:span><text:span text:style-name="T26_2"><text:tab/></text:span><text:span text:style-name="T26_3">KEYWORD</text:span><text:span text:style-name="T26_4">2</text:span></text:p>
      <text:p text:style-name="P27"><text:span text:style-name="T27_1">noAutoscroll</text:span><text:span text:style-name="T27_2"><text:tab/></text:span><text:span text:style-name="T27_3">KEYWORD</text:span><text:span text:style-name="T27_4">2</text:span></text:p>
      <text:p text:style-name="P28"><text:span text:style-name="T28_1">leftToRight</text:span><text:span text:style-name="T28_2"><text:tab/></text:span><text:span text:style-name="T28_3">KEYWORD</text:span><text:span text:style-name="T28_4">2</text:span></text:p>
      <text:p text:style-name="P29"><text:span text:style-name="T29_1">rightToLeft</text:span><text:span text:style-name="T29_2"><text:tab/></text:span><text:span text:style-name="T29_3">KEYWORD</text:span><text:span text:style-name="T29_4">2</text:span></text:p>
      <text:p text:style-name="P30"><text:span text:style-name="T30_1">scrollDisplayLeft</text:span><text:span text:style-name="T30_2"><text:tab/></text:span><text:span text:style-name="T30_3">KEYWORD</text:span><text:span text:style-name="T30_4">2</text:span></text:p>
      <text:p text:style-name="P31"><text:span text:style-name="T31_1">scrollDisplayRight</text:span><text:span text:style-name="T31_2"><text:tab/></text:span><text:span text:style-name="T31_3">KEYWORD</text:span><text:span text:style-name="T31_4">2</text:span></text:p>
      <text:p text:style-name="P32"><text:span text:style-name="T32_1">createChar</text:span><text:span text:style-name="T32_2"><text:tab/></text:span><text:span text:style-name="T32_3">KEYWORD</text:span><text:span text:style-name="T32_4">2</text:span></text:p>
      <text:p text:style-name="P33"/>
      <text:p text:style-name="P34"><text:span text:style-name="T34_1">#######################################</text:span></text:p>
      <text:p text:style-name="P35"><text:span text:style-name="T35_1">#<text:s/></text:span><text:span text:style-name="T35_2">Constants</text:span><text:span text:style-name="T35_3"><text:s/>(</text:span><text:span text:style-name="T35_4">LITERAL</text:span><text:span text:style-name="T35_5">1)</text:span></text:p>
      <text:p text:style-name="P36"><text:span text:style-name="T36_1">#######################################</text:span></text:p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